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color="#000000" svg:stroke-opacity="100%" draw:fill-color="#ff6600" draw:textarea-horizontal-align="justify" draw:textarea-vertical-align="middle" draw:auto-grow-height="false" fo:min-height="1.014cm" fo:min-width="4.764cm"/>
    </style:style>
    <style:style style:name="gr2" style:family="graphic" style:parent-style-name="standard">
      <style:graphic-properties svg:stroke-color="#000000" draw:fill-color="#99ff66" draw:textarea-horizontal-align="justify" draw:textarea-vertical-align="middle" draw:auto-grow-height="false" fo:min-height="1.35cm" fo:min-width="5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1.35cm" fo:min-width="5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1.35cm" fo:min-width="5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35cm" fo:min-width="5cm"/>
    </style:style>
    <style:style style:name="gr6" style:family="graphic" style:parent-style-name="standard">
      <style:graphic-properties svg:stroke-color="#000000" draw:fill-color="#ff6600" draw:textarea-horizontal-align="justify" draw:textarea-vertical-align="middle" draw:auto-grow-height="false" fo:min-height="1.014cm" fo:min-width="4.764cm"/>
    </style:style>
    <style:style style:name="gr7" style:family="graphic" style:parent-style-name="standard">
      <style:graphic-properties svg:stroke-color="#000000" draw:fill="none" draw:textarea-vertical-align="middle" draw:auto-grow-height="false" fo:min-height="3.448cm" fo:min-width="0.0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none" draw:textarea-vertical-align="middle" draw:auto-grow-height="false" fo:min-height="8.756cm" fo:min-width="0.005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5cm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1.4cm" svg:x="5.1cm" svg:y="1.8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1.6cm" svg:x="5.1cm" svg:y="3.7cm">
          <text:p text:style-name="P1"><text:span text:style-name="T1">Receive </text:span></text:p>
          <text:p text:style-name="P1"><text:span text:style-name="T1">processing </text:span></text:p>
          <text:p text:style-name="P1"><text:span text:style-name="T1">instru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1.6cm" svg:x="5.1cm" svg:y="6cm">
          <text:p text:style-name="P1"><text:span text:style-name="T1">Build DCRAW argument list</text:span></text:p>
          <text:p text:style-name="P1"><text:span text:style-name="T1">Based on processing instru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1.6cm" svg:x="5.1cm" svg:y="7.9cm">
          <text:p text:style-name="P1"><text:span text:style-name="T1">Execute DCRAW on arguments,</text:span></text:p>
          <text:p text:style-name="P1"><text:span text:style-name="T1">Yielding an uncompressed TIFF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1.6cm" svg:x="5.1cm" svg:y="9.9cm">
          <text:p text:style-name="P1"><text:span text:style-name="T1">Read Uncompressed TIFF</text:span><text:span text:style-name="T1"><text:line-break/></text:span><text:span text:style-name="T1">into BufferedIm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cm" svg:height="1.6cm" svg:x="5.1cm" svg:y="21.6cm">
          <text:p text:style-name="P1"><text:span text:style-name="T1">Convert BufferedImage</text:span><text:span text:style-name="T1"><text:line-break/></text:span><text:span text:style-name="T1">to Base64 encoded PNG</text:span><text:span text:style-name="T1"><text:line-break/></text:span><text:span text:style-name="T1">for p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5cm" svg:height="1.6cm" svg:x="5.1cm" svg:y="23.6cm">
          <text:p text:style-name="P1"><text:span text:style-name="T1">Return base64 encoded</text:span><text:span text:style-name="T1"><text:line-break/></text:span><text:span text:style-name="T1">png, and other information</text:span><text:span text:style-name="T1"><text:line-break/></text:span><text:span text:style-name="T1">in JSON form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4cm" svg:height="1.4cm" svg:x="5.1cm" svg:y="25.8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4cm" svg:height="3.9cm" svg:x="10.9cm" svg:y="5.9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4.392cm" svg:height="0.763cm" draw:transform="rotate (1.5707963267949) translate (12.2cm 10.019cm)">
          <draw:text-box>
            <text:p><text:span text:style-name="T2">DCRAW Processor</text:span></text:p>
          </draw:text-box>
        </draw:frame>
        <draw:custom-shape draw:style-name="gr9" draw:text-style-name="P6" draw:layer="layout" svg:width="1.4cm" svg:height="9.5cm" svg:x="11cm" svg:y="1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4.109cm" svg:height="0.763cm" draw:transform="rotate (1.5707963267949) translate (12.6cm 18.5cm)">
          <draw:text-box>
            <text:p><text:span text:style-name="T2">Adams Processor</text:span></text:p>
          </draw:text-box>
        </draw:frame>
        <draw:custom-shape draw:style-name="gr10" draw:text-style-name="P1" draw:layer="layout" svg:width="5.5cm" svg:height="1.6cm" svg:x="5.1cm" svg:y="11.9cm">
          <text:p text:style-name="P1"><text:span text:style-name="T1">Histogram EQ if reques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cm" svg:height="1.6cm" svg:x="5.1cm" svg:y="13.9cm">
          <text:p text:style-name="P1"><text:span text:style-name="T1">Gamma Correction, if turned 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cm" svg:height="1.6cm" svg:x="5.1cm" svg:y="15.8cm">
          <text:p text:style-name="P1"><text:span text:style-name="T1">Colour Correction, if turned 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cm" svg:height="1.6cm" svg:x="5.1cm" svg:y="17.7cm">
          <text:p text:style-name="P1"><text:span text:style-name="T1">Image Sharpening, if turned 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cm" svg:height="1.6cm" svg:x="5.1cm" svg:y="19.6cm">
          <text:p text:style-name="P1"><text:span text:style-name="T1">Highlights/Shadows </text:span><text:span text:style-name="T1">Adjustment,</text:span></text:p>
          <text:p text:style-name="P1"><text:span text:style-name="T1">If turned 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3.9cm" svg:x="11cm" svg:y="2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1.874cm" svg:height="0.763cm" draw:transform="rotate (1.5707963267949) translate (12.5cm 24.574cm)">
          <draw:text-box>
            <text:p><text:span text:style-name="T2">Output</text:span></text:p>
          </draw:text-box>
        </draw:frame>
        <draw:line draw:style-name="gr11" draw:text-style-name="P6" draw:layer="layout" svg:x1="7.8cm" svg:y1="3.2cm" svg:x2="7.8cm" svg:y2="3.7cm">
          <text:p/>
        </draw:line>
        <draw:line draw:style-name="gr11" draw:text-style-name="P6" draw:layer="layout" svg:x1="7.8cm" svg:y1="5.3cm" svg:x2="7.8cm" svg:y2="6cm">
          <text:p/>
        </draw:line>
        <draw:line draw:style-name="gr11" draw:text-style-name="P6" draw:layer="layout" svg:x1="7.8cm" svg:y1="7.5cm" svg:x2="7.8cm" svg:y2="7.9cm">
          <text:p/>
        </draw:line>
        <draw:line draw:style-name="gr11" draw:text-style-name="P6" draw:layer="layout" svg:x1="7.8cm" svg:y1="9.5cm" svg:x2="7.8cm" svg:y2="9.9cm">
          <text:p/>
        </draw:line>
        <draw:line draw:style-name="gr11" draw:text-style-name="P6" draw:layer="layout" svg:x1="7.8cm" svg:y1="11.5cm" svg:x2="7.8cm" svg:y2="11.9cm">
          <text:p/>
        </draw:line>
        <draw:line draw:style-name="gr11" draw:text-style-name="P6" draw:layer="layout" svg:x1="7.8cm" svg:y1="13.5cm" svg:x2="7.8cm" svg:y2="13.9cm">
          <text:p/>
        </draw:line>
        <draw:line draw:style-name="gr11" draw:text-style-name="P6" draw:layer="layout" svg:x1="7.8cm" svg:y1="15.5cm" svg:x2="7.8cm" svg:y2="15.9cm">
          <text:p/>
        </draw:line>
        <draw:line draw:style-name="gr11" draw:text-style-name="P6" draw:layer="layout" svg:x1="7.8cm" svg:y1="17.4cm" svg:x2="7.8cm" svg:y2="17.7cm">
          <text:p/>
        </draw:line>
        <draw:line draw:style-name="gr11" draw:text-style-name="P6" draw:layer="layout" svg:x1="7.8cm" svg:y1="19.3cm" svg:x2="7.8cm" svg:y2="19.7cm">
          <text:p/>
        </draw:line>
        <draw:line draw:style-name="gr11" draw:text-style-name="P6" draw:layer="layout" svg:x1="7.8cm" svg:y1="21.2cm" svg:x2="7.8cm" svg:y2="21.6cm">
          <text:p/>
        </draw:line>
        <draw:line draw:style-name="gr11" draw:text-style-name="P6" draw:layer="layout" svg:x1="7.8cm" svg:y1="23.2cm" svg:x2="7.8cm" svg:y2="23.7cm">
          <text:p/>
        </draw:line>
        <draw:line draw:style-name="gr11" draw:text-style-name="P6" draw:layer="layout" svg:x1="7.8cm" svg:y1="25.2cm" svg:x2="7.8cm" svg:y2="2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3:58:43.616483688</meta:creation-date>
    <dc:date>2018-04-13T15:26:19.101032550</dc:date>
    <meta:editing-duration>PT5M53S</meta:editing-duration>
    <meta:editing-cycles>1</meta:editing-cycles>
    <meta:document-statistic meta:object-count="31"/>
    <meta:generator>LibreOffice/5.2.7.2$Linux_X86_64 LibreOffice_project/20m0$Build-2</meta:generator>
  </office:meta>
</office:document-meta>
</file>